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fo:font-size="72pt"/>
    </style:style>
    <style:style style:name="P2" style:family="paragraph">
      <style:paragraph-properties fo:margin-left="1.2cm" fo:margin-right="0cm" fo:text-align="center" fo:text-indent="-0.6cm"/>
      <style:text-properties style:use-window-font-color="true" fo:font-family="'Arial Black'" style:font-family-generic="swiss" style:font-pitch="variable" fo:font-size="72pt" fo:font-style="normal" fo:font-weight="bold"/>
    </style:style>
    <style:style style:name="P3" style:family="paragraph">
      <style:paragraph-properties fo:margin-left="0cm" fo:margin-right="0cm" fo:text-indent="0cm"/>
      <style:text-properties fo:font-size="20pt"/>
    </style:style>
    <style:style style:name="P4" style:family="paragraph">
      <style:paragraph-properties fo:margin-left="1.2cm" fo:margin-right="0cm" fo:text-align="center" fo:text-indent="-0.6cm"/>
      <style:text-properties fo:font-family="'Arial Black'" style:font-family-generic="swiss" style:font-pitch="variable"/>
    </style:style>
    <style:style style:name="P5" style:family="paragraph">
      <style:paragraph-properties fo:margin-left="0cm" fo:margin-right="0cm" fo:text-align="center" fo:text-indent="0cm"/>
      <style:text-properties style:use-window-font-color="true" fo:font-family="'Arial Black'" style:font-family-generic="swiss" style:font-pitch="variable" fo:font-size="72pt" fo:font-style="normal" fo:font-weight="bold"/>
    </style:style>
    <style:style style:name="T1" style:family="text">
      <style:text-properties style:use-window-font-color="true" fo:font-family="'Arial Black'" style:font-family-generic="swiss" style:font-pitch="variable" fo:font-size="60pt" fo:font-style="normal" fo:font-weight="bold" style:font-style-asian="italic" style:font-weight-asian="bold" style:font-style-complex="italic" style:font-weight-complex="bold"/>
    </style:style>
    <style:style style:name="T2" style:family="text">
      <style:text-properties style:use-window-font-color="true" fo:font-family="'Arial Black'" style:font-family-generic="swiss" style:font-pitch="variable" fo:font-size="60pt" fo:font-style="normal" fo:font-weight="bold"/>
    </style:style>
    <style:style style:name="T3"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Powietrzem moim jest,</text:span></text:p>
            <text:p text:style-name="P1"><text:span text:style-name="T1">Powietrzem moim jest,</text:span></text:p>
            <text:p text:style-name="P1"><text:span text:style-name="T2">Obecność Twoja</text:span></text:p>
            <text:p text:style-name="P1"><text:span text:style-name="T2">święta w sercu mym</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3">Powszednim</text:span></text:p>
            <text:p text:style-name="P1"><text:span text:style-name="T3">chlebem mym,</text:span></text:p>
            <text:p text:style-name="P1"><text:span text:style-name="T3">Powszednim</text:span></text:p>
            <text:p text:style-name="P1"><text:span text:style-name="T3">chlebem mym,</text:span></text:p>
            <text:p text:style-name="P1"><text:span text:style-name="T3">Twe Żywe Słowo</text:span></text:p>
            <text:p text:style-name="P1"><text:span text:style-name="T3">dane mi dziś</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5" draw:layer="layout" svg:width="28cm" svg:height="21cm" svg:x="-0.001cm" svg:y="-0.001cm" presentation:class="subtitle" presentation:user-transformed="true">
          <draw:text-box>
            <text:p text:style-name="P4"><text:span text:style-name="T2">Bez Ciebie</text:span></text:p>
            <text:p text:style-name="P4"><text:span text:style-name="T2">nie mogę już żyć</text:span></text:p>
            <text:p text:style-name="P4"><text:span text:style-name="T2">Dla Ciebie</text:span></text:p>
            <text:p text:style-name="P4"><text:span text:style-name="T2">me serce chce bić /x2</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Zwrotka" style:family="graphic">
      <style:paragraph-properties fo:margin-left="0.884cm" fo:margin-right="0cm" fo:text-indent="0cm" style:text-autospace="none"/>
      <style:text-properties fo:font-size="24.7000007629395pt" fo:language="zxx" fo:country="none" style:language-asian="zxx" style:country-asian="none" style:font-size-complex="17.7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9:03:34</meta:creation-date>
    <dc:date>2013-05-14T20:28:14.74</dc:date>
    <dc:language>en-US</dc:language>
    <meta:editing-cycles>9</meta:editing-cycles>
    <meta:editing-duration>PT37M4S</meta:editing-duration>
    <meta:document-statistic meta:object-count="24"/>
    <meta:user-defined meta:name="Info 1"/>
    <meta:user-defined meta:name="Info 2"/>
    <meta:user-defined meta:name="Info 3"/>
    <meta:user-defined meta:name="Info 4"/>
  </office:meta>
</office:document-meta>
</file>